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Content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ContentHandler.processIncludeElement( String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cludeContentHandler.startElement( String uri , String loc , String raw ,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ContentHandler.IncludeContentHandler( ContentHandle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ContentHandl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Content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ContentResponseProcessorAspect.render( ResponseProcessorAspectContext context , ContentHandler ch ,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